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Tag.doStartTagInternal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ransformTag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Tag.setVar( String v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Tag.setScope(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